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014cm"/>
    </style:style>
    <style:style style:name="co31" style:family="table-column">
      <style:table-column-properties fo:break-before="auto" style:column-width="2.073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1.215cm"/>
    </style:style>
    <style:style style:name="co34" style:family="table-column">
      <style:table-column-properties fo:break-before="auto" style:column-width="1.559cm"/>
    </style:style>
    <style:style style:name="co35" style:family="table-column">
      <style:table-column-properties fo:break-before="auto" style:column-width="2.194cm"/>
    </style:style>
    <style:style style:name="co36" style:family="table-column">
      <style:table-column-properties fo:break-before="auto" style:column-width="2.152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864cm"/>
    </style:style>
    <style:style style:name="co39" style:family="table-column">
      <style:table-column-properties fo:break-before="auto" style:column-width="5.791cm"/>
    </style:style>
    <style:style style:name="co40" style:family="table-column">
      <style:table-column-properties fo:break-before="auto" style:column-width="1.713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141cm"/>
    </style:style>
    <style:style style:name="co43" style:family="table-column">
      <style:table-column-properties fo:break-before="auto" style:column-width="1.025cm"/>
    </style:style>
    <style:style style:name="co44" style:family="table-column">
      <style:table-column-properties fo:break-before="auto" style:column-width="1.016cm"/>
    </style:style>
    <style:style style:name="co45" style:family="table-column">
      <style:table-column-properties fo:break-before="auto" style:column-width="1.185cm"/>
    </style:style>
    <style:style style:name="co46" style:family="table-column">
      <style:table-column-properties fo:break-before="auto" style:column-width="1.088cm"/>
    </style:style>
    <style:style style:name="co47" style:family="table-column">
      <style:table-column-properties fo:break-before="auto" style:column-width="1.233cm"/>
    </style:style>
    <style:style style:name="co48" style:family="table-column">
      <style:table-column-properties fo:break-before="auto" style:column-width="2.12cm"/>
    </style:style>
    <style:style style:name="co49" style:family="table-column">
      <style:table-column-properties fo:break-before="auto" style:column-width="6.657cm"/>
    </style:style>
    <style:style style:name="co50" style:family="table-column">
      <style:table-column-properties fo:break-before="auto" style:column-width="0.601cm"/>
    </style:style>
    <style:style style:name="co51" style:family="table-column">
      <style:table-column-properties fo:break-before="auto" style:column-width="1.924cm"/>
    </style:style>
    <style:style style:name="co52" style:family="table-column">
      <style:table-column-properties fo:break-before="auto" style:column-width="1.73cm"/>
    </style:style>
    <style:style style:name="co53" style:family="table-column">
      <style:table-column-properties fo:break-before="auto" style:column-width="2.053cm"/>
    </style:style>
    <style:style style:name="co54" style:family="table-column">
      <style:table-column-properties fo:break-before="auto" style:column-width="2.101cm"/>
    </style:style>
    <style:style style:name="co55" style:family="table-column">
      <style:table-column-properties fo:break-before="auto" style:column-width="1.983cm"/>
    </style:style>
    <style:style style:name="co56" style:family="table-column">
      <style:table-column-properties fo:break-before="auto" style:column-width="1.886cm"/>
    </style:style>
    <style:style style:name="co57" style:family="table-column">
      <style:table-column-properties fo:break-before="auto" style:column-width="2.06cm"/>
    </style:style>
    <style:style style:name="co58" style:family="table-column">
      <style:table-column-properties fo:break-before="auto" style:column-width="1.905cm"/>
    </style:style>
    <style:style style:name="co59" style:family="table-column">
      <style:table-column-properties fo:break-before="auto" style:column-width="2.533cm"/>
    </style:style>
    <style:style style:name="co60" style:family="table-column">
      <style:table-column-properties fo:break-before="auto" style:column-width="6.983cm"/>
    </style:style>
    <style:style style:name="co61" style:family="table-column">
      <style:table-column-properties fo:break-before="auto" style:column-width="0.621cm"/>
    </style:style>
    <style:style style:name="co62" style:family="table-column">
      <style:table-column-properties fo:break-before="auto" style:column-width="1.969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0.524cm"/>
    </style:style>
    <style:style style:name="co65" style:family="table-column">
      <style:table-column-properties fo:break-before="auto" style:column-width="0.582cm"/>
    </style:style>
    <style:style style:name="co66" style:family="table-column">
      <style:table-column-properties fo:break-before="auto" style:column-width="0.466cm"/>
    </style:style>
    <style:style style:name="co67" style:family="table-column">
      <style:table-column-properties fo:break-before="auto" style:column-width="1.942cm"/>
    </style:style>
    <style:style style:name="co68" style:family="table-column">
      <style:table-column-properties fo:break-before="auto" style:column-width="2.087cm"/>
    </style:style>
    <style:style style:name="co69" style:family="table-column">
      <style:table-column-properties fo:break-before="auto" style:column-width="1.143cm"/>
    </style:style>
    <style:style style:name="co70" style:family="table-column">
      <style:table-column-properties fo:break-before="auto" style:column-width="1.178cm"/>
    </style:style>
    <style:style style:name="co71" style:family="table-column">
      <style:table-column-properties fo:break-before="auto" style:column-width="1.251cm"/>
    </style:style>
    <style:style style:name="co72" style:family="table-column">
      <style:table-column-properties fo:break-before="auto" style:column-width="1.379cm"/>
    </style:style>
    <style:style style:name="co7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0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6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ackground-color="#ffffd7"/>
    </style:style>
    <style:style style:name="ce178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 style:data-style-name="N4"/>
    <style:style style:name="ce18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1" style:family="table-cell" style:parent-style-name="Default" style:data-style-name="N132">
      <style:table-cell-properties fo:background-color="#ffbf00"/>
    </style:style>
    <style:style style:name="ce19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132"/>
    <style:style style:name="ce194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97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1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8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fo:background-color="#afd095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0">
      <style:table-cell-properties fo:background-color="#afd095"/>
    </style:style>
    <style:style style:name="ce223" style:family="table-cell" style:parent-style-name="Default" style:data-style-name="N0"/>
    <style:style style:name="ce22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 style:data-style-name="N4">
      <style:table-cell-properties fo:background-color="transparent"/>
    </style:style>
    <style:style style:name="ce22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>
      <style:table-cell-properties fo:background-color="#e0c2cd"/>
    </style:style>
    <style:style style:name="ce240" style:family="table-cell" style:parent-style-name="Default" style:data-style-name="N36">
      <style:table-cell-properties fo:background-color="transparent"/>
    </style:style>
    <style:style style:name="ce241" style:family="table-cell" style:parent-style-name="Default" style:data-style-name="N36">
      <style:table-cell-properties fo:background-color="#ffbf00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e0c2cd"/>
    </style:style>
    <style:style style:name="ce2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11">
      <style:table-cell-properties fo:background-color="#e0c2cd"/>
    </style:style>
    <style:style style:name="ce260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66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1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3" style:family="table-cell" style:parent-style-name="Default" style:data-style-name="N132">
      <style:text-properties fo:font-weight="bold" style:font-weight-asian="bold" style:font-weight-complex="bold"/>
    </style:style>
    <style:style style:name="ce285" style:family="table-cell" style:parent-style-name="Default" style:data-style-name="N132">
      <style:table-cell-properties fo:background-color="#e0c2cd"/>
    </style:style>
    <style:style style:name="ce287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32">
      <style:table-cell-properties fo:background-color="transparent"/>
    </style:style>
    <style:style style:name="ce317" style:family="table-cell" style:parent-style-name="Default">
      <style:table-cell-properties fo:background-color="#81d41a"/>
    </style:style>
    <style:style style:name="ce320" style:family="table-cell" style:parent-style-name="Default">
      <style:text-properties fo:font-weight="normal" style:font-weight-asian="normal" style:font-weight-complex="normal"/>
    </style:style>
    <style:style style:name="ce32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32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32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11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32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32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3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/>
          <table:table-cell office:value-type="string" calcext:value-type="string">
            <text:p>NY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01_23.D2]" office:value-type="float" office:value="13261" calcext:value-type="float">
            <text:p>13.261,00</text:p>
          </table:table-cell>
          <table:table-cell table:style-name="ce173" table:formula="of:=[$01_23.E2]" office:value-type="float" office:value="-22808.31" calcext:value-type="float">
            <text:p>-22.808,31</text:p>
          </table:table-cell>
          <table:table-cell table:style-name="ce189" table:formula="of:=[.B3]+[.C3]" office:value-type="float" office:value="-9547.31" calcext:value-type="float">
            <text:p>-9.547,31</text:p>
          </table:table-cell>
          <table:table-cell table:style-name="ce163" table:formula="of:=[$01_23.F2]" office:value-type="float" office:value="8049.2" calcext:value-type="float">
            <text:p>8.049,20</text:p>
          </table:table-cell>
          <table:table-cell table:style-name="ce173" table:formula="of:=[$01_23.G2]" office:value-type="float" office:value="-23047.62" calcext:value-type="float">
            <text:p>-23.047,62</text:p>
          </table:table-cell>
          <table:table-cell table:style-name="ce194" table:formula="of:=[.E3]+[.F3]" office:value-type="float" office:value="-14998.42" calcext:value-type="float">
            <text:p>-14.998,42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02_23.D2]" office:value-type="float" office:value="15761" calcext:value-type="float">
            <text:p>15.761,00</text:p>
          </table:table-cell>
          <table:table-cell table:style-name="ce173" table:formula="of:=[$02_23.E2]" office:value-type="float" office:value="-56286.92" calcext:value-type="float">
            <text:p>-56.286,92</text:p>
          </table:table-cell>
          <table:table-cell table:style-name="ce189" table:formula="of:=[.B4]+[.C4]+[.D3]" office:value-type="float" office:value="-50073.23" calcext:value-type="float">
            <text:p>-50.073,23</text:p>
          </table:table-cell>
          <table:table-cell table:style-name="ce163" table:formula="of:=[$02_23.F2]" office:value-type="float" office:value="26990.01" calcext:value-type="float">
            <text:p>26.990,01</text:p>
          </table:table-cell>
          <table:table-cell table:style-name="ce173" table:formula="of:=[$02_23.G2]" office:value-type="float" office:value="-77441.49" calcext:value-type="float">
            <text:p>-77.441,49</text:p>
          </table:table-cell>
          <table:table-cell table:style-name="ce194" table:formula="of:=[.E4]+[.F4]+[.G3]" office:value-type="float" office:value="-65449.9" calcext:value-type="float">
            <text:p>-65.449,90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30" calcext:value-type="float">
            <text:p>30</text:p>
          </table:table-cell>
          <table:table-cell table:style-name="ce226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03_23.D2]" office:value-type="float" office:value="88189" calcext:value-type="float">
            <text:p>88.189,00</text:p>
          </table:table-cell>
          <table:table-cell table:style-name="ce173" table:formula="of:=[$03_23.E2]" office:value-type="float" office:value="-24853.33" calcext:value-type="float">
            <text:p>-24.853,33</text:p>
          </table:table-cell>
          <table:table-cell table:style-name="ce189" table:formula="of:=[.B5]+[.C5]+[.D4]" office:value-type="float" office:value="13262.44" calcext:value-type="float">
            <text:p>13.262,44</text:p>
          </table:table-cell>
          <table:table-cell table:style-name="ce163" table:formula="of:=[$03_23.F2]" office:value-type="float" office:value="14989.34" calcext:value-type="float">
            <text:p>14.989,34</text:p>
          </table:table-cell>
          <table:table-cell table:style-name="ce173" table:formula="of:=[$03_23.G2]" office:value-type="float" office:value="-32988.64" calcext:value-type="float">
            <text:p>-32.988,64</text:p>
          </table:table-cell>
          <table:table-cell table:style-name="ce194" table:formula="of:=[.E5]+[.F5]+[.G4]" office:value-type="float" office:value="-83449.2" calcext:value-type="float">
            <text:p>-83.449,20</text:p>
          </table:table-cell>
          <table:table-cell table:style-name="ce201"/>
          <table:table-cell table:style-name="ce21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04_23.D2]" office:value-type="float" office:value="16361" calcext:value-type="float">
            <text:p>16.361,00</text:p>
          </table:table-cell>
          <table:table-cell table:style-name="ce173" table:formula="of:=[$04_23.E2]" office:value-type="float" office:value="-50147.78" calcext:value-type="float">
            <text:p>-50.147,78</text:p>
          </table:table-cell>
          <table:table-cell table:style-name="ce189" table:formula="of:=[.B6]+[.C6]+[.D5]" office:value-type="float" office:value="-20524.34" calcext:value-type="float">
            <text:p>-20.524,34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73" table:formula="of:=[$04_23.G2]" office:value-type="float" office:value="-31033.99" calcext:value-type="float">
            <text:p>-31.033,99</text:p>
          </table:table-cell>
          <table:table-cell table:style-name="ce194" table:formula="of:=[.E6]+[.F6]+[.G5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90" calcext:value-type="float">
            <text:p>90</text:p>
          </table:table-cell>
          <table:table-cell table:style-name="ce226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05_23.D2]" office:value-type="float" office:value="15361" calcext:value-type="float">
            <text:p>15.361,00</text:p>
          </table:table-cell>
          <table:table-cell table:style-name="ce173" table:formula="of:=[$05_23.E2]" office:value-type="float" office:value="-18037.83" calcext:value-type="float">
            <text:p>-18.037,83</text:p>
          </table:table-cell>
          <table:table-cell table:style-name="ce189" table:formula="of:=[.B7]+[.C7]+[.D6]" office:value-type="float" office:value="-23201.17" calcext:value-type="float">
            <text:p>-23.201,17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73" table:formula="of:=[$05_23.G2]" office:value-type="float" office:value="0" calcext:value-type="float">
            <text:p>0,00</text:p>
          </table:table-cell>
          <table:table-cell table:style-name="ce194" table:formula="of:=[.E7]+[.F7]+[.G6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lise</text:p>
          </table:table-cell>
          <table:table-cell table:style-name="ce221" office:value-type="float" office:value="148" calcext:value-type="float">
            <text:p>148</text:p>
          </table:table-cell>
          <table:table-cell table:style-name="ce226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5" office:value-type="string" calcext:value-type="string">
            <text:p>Hazrn</text:p>
          </table:table-cell>
          <table:table-cell table:style-name="ce163" table:formula="of:=[$06_23.D2]" office:value-type="float" office:value="25361" calcext:value-type="float">
            <text:p>25.361,00</text:p>
          </table:table-cell>
          <table:table-cell table:style-name="ce173" table:formula="of:=[$06_23.E2]" office:value-type="float" office:value="-19578.77" calcext:value-type="float">
            <text:p>-19.578,77</text:p>
          </table:table-cell>
          <table:table-cell table:style-name="ce189" table:formula="of:=[.B8]+[.C8]+[.D7]" office:value-type="float" office:value="-17418.94" calcext:value-type="float">
            <text:p>-17.418,94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73" table:formula="of:=[$06_23.GG2]" office:value-type="float" office:value="0" calcext:value-type="float">
            <text:p>0,00</text:p>
          </table:table-cell>
          <table:table-cell table:style-name="ce194" table:formula="of:=[.E8]+[.F8]+[.G7]" office:value-type="float" office:value="-114483.19" calcext:value-type="float">
            <text:p>-114.483,19</text:p>
          </table:table-cell>
          <table:table-cell table:style-name="ce201"/>
          <table:table-cell/>
          <table:table-cell table:style-name="Default" table:number-columns-repeated="3"/>
          <table:table-cell table:style-name="ce223"/>
          <table:table-cell table:number-columns-repeated="2"/>
        </table:table-row>
        <table:table-row table:style-name="ro3">
          <table:table-cell table:style-name="ce155" office:value-type="string" calcext:value-type="string">
            <text:p>Temmz</text:p>
          </table:table-cell>
          <table:table-cell table:style-name="ce163" table:formula="of:=[$07_23.D2]" office:value-type="float" office:value="16461" calcext:value-type="float">
            <text:p>16.461,00</text:p>
          </table:table-cell>
          <table:table-cell table:style-name="ce173" table:formula="of:=[$07_23.E2]" office:value-type="float" office:value="-20073.73" calcext:value-type="float">
            <text:p>-20.073,73</text:p>
          </table:table-cell>
          <table:table-cell table:style-name="ce189" table:formula="of:=[.B9]+[.C9]+[.D8]" office:value-type="float" office:value="-21031.67" calcext:value-type="float">
            <text:p>-21.031,67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73" table:formula="of:=[$07_23.GG2]" office:value-type="float" office:value="0" calcext:value-type="float">
            <text:p>0,00</text:p>
          </table:table-cell>
          <table:table-cell table:style-name="ce194" table:formula="of:=[.E9]+[.F9]+[.G8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60" calcext:value-type="float">
            <text:p>60</text:p>
          </table:table-cell>
          <table:table-cell table:style-name="ce226" table:formula="of:=[.J9]*[.$K$1]" office:value-type="float" office:value="14.0826" calcext:value-type="float">
            <text:p>14,08</text:p>
          </table:table-cell>
          <table:table-cell table:style-name="ce226" table:formula="of:=[.J9]-[.K9]" office:value-type="float" office:value="45.9174" calcext:value-type="float">
            <text:p>45,92</text:p>
          </table:table-cell>
          <table:table-cell table:style-name="ce22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5" office:value-type="string" calcext:value-type="string">
            <text:p>Ağusts</text:p>
          </table:table-cell>
          <table:table-cell table:style-name="ce163" table:formula="of:=[$08_23.D2]" office:value-type="float" office:value="86461" calcext:value-type="float">
            <text:p>86.461,00</text:p>
          </table:table-cell>
          <table:table-cell table:style-name="ce173" table:formula="of:=[$08_23.E2]" office:value-type="float" office:value="-20073.73" calcext:value-type="float">
            <text:p>-20.073,73</text:p>
          </table:table-cell>
          <table:table-cell table:style-name="ce189" table:formula="of:=[.B10]+[.C10]+[.D9]" office:value-type="float" office:value="45355.6" calcext:value-type="float">
            <text:p>45.355,60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73" table:formula="of:=[$08_23.GG2]" office:value-type="float" office:value="0" calcext:value-type="float">
            <text:p>0,00</text:p>
          </table:table-cell>
          <table:table-cell table:style-name="ce194" table:formula="of:=[.E10]+[.F10]+[.G9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0]*[.$K$1]" office:value-type="float" office:value="28.1652" calcext:value-type="float">
            <text:p>28,17</text:p>
          </table:table-cell>
          <table:table-cell table:style-name="ce226" table:formula="of:=[.J10]-[.K10]" office:value-type="float" office:value="91.8348" calcext:value-type="float">
            <text:p>91,83</text:p>
          </table:table-cell>
          <table:table-cell table:style-name="ce22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09_23.D2]" office:value-type="float" office:value="121350" calcext:value-type="float">
            <text:p>121.350,00</text:p>
          </table:table-cell>
          <table:table-cell table:style-name="ce173" table:formula="of:=[$09_23.E2]" office:value-type="float" office:value="-18962.62" calcext:value-type="float">
            <text:p>-18.962,62</text:p>
          </table:table-cell>
          <table:table-cell table:style-name="ce189" table:formula="of:=[.B11]+[.C11]+[.D10]" office:value-type="float" office:value="147742.98" calcext:value-type="float">
            <text:p>147.742,98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73" table:formula="of:=[$09_23.GG2]" office:value-type="float" office:value="0" calcext:value-type="float">
            <text:p>0,00</text:p>
          </table:table-cell>
          <table:table-cell table:style-name="ce194" table:formula="of:=[.E11]+[.F11]+[.G10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1]*[.$K$1]" office:value-type="float" office:value="28.1652" calcext:value-type="float">
            <text:p>28,17</text:p>
          </table:table-cell>
          <table:table-cell table:style-name="ce226" table:formula="of:=[.J11]-[.K11]" office:value-type="float" office:value="91.8348" calcext:value-type="float">
            <text:p>91,83</text:p>
          </table:table-cell>
          <table:table-cell table:style-name="ce232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10_23.D2]" office:value-type="float" office:value="13850" calcext:value-type="float">
            <text:p>13.850,00</text:p>
          </table:table-cell>
          <table:table-cell table:style-name="ce173" table:formula="of:=[$10_23.E2]" office:value-type="float" office:value="-73586.13" calcext:value-type="float">
            <text:p>-73.586,13</text:p>
          </table:table-cell>
          <table:table-cell table:style-name="ce189" table:formula="of:=[.B12]+[.C12]+[.D11]" office:value-type="float" office:value="88006.85" calcext:value-type="float">
            <text:p>88.006,85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73" table:formula="of:=[$10_23.G2]" office:value-type="float" office:value="0" calcext:value-type="float">
            <text:p>0,00</text:p>
          </table:table-cell>
          <table:table-cell table:style-name="ce194" table:formula="of:=[.E12]+[.F12]+[.G11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2]*[.$K$1]" office:value-type="float" office:value="16.4297" calcext:value-type="float">
            <text:p>16,43</text:p>
          </table:table-cell>
          <table:table-cell table:style-name="ce226" table:formula="of:=[.J12]-[.K12]" office:value-type="float" office:value="53.5703" calcext:value-type="float">
            <text:p>53,57</text:p>
          </table:table-cell>
          <table:table-cell table:style-name="ce234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11_23.D2]" office:value-type="float" office:value="193850" calcext:value-type="float">
            <text:p>193.850,00</text:p>
          </table:table-cell>
          <table:table-cell table:style-name="ce173" table:formula="of:=[$11_23.E2]" office:value-type="float" office:value="-19286.13" calcext:value-type="float">
            <text:p>-19.286,13</text:p>
          </table:table-cell>
          <table:table-cell table:style-name="ce189" table:formula="of:=[.B13]+[.C13]+[.D12]" office:value-type="float" office:value="262570.72" calcext:value-type="float">
            <text:p>262.570,72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73" table:formula="of:=[$11_23.G2]" office:value-type="float" office:value="0" calcext:value-type="float">
            <text:p>0,00</text:p>
          </table:table-cell>
          <table:table-cell table:style-name="ce194" table:formula="of:=[.E13]+[.F13]+[.G12]" office:value-type="float" office:value="-114483.19" calcext:value-type="float">
            <text:p>-114.483,19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3]*[.$K$1]" office:value-type="float" office:value="16.4297" calcext:value-type="float">
            <text:p>16,43</text:p>
          </table:table-cell>
          <table:table-cell table:style-name="ce226" table:formula="of:=[.J13]-[.K13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12_23.D2]" office:value-type="float" office:value="133850" calcext:value-type="float">
            <text:p>133.850,00</text:p>
          </table:table-cell>
          <table:table-cell table:style-name="ce173" table:formula="of:=[$12_23.E2]" office:value-type="float" office:value="-19286.13" calcext:value-type="float">
            <text:p>-19.286,13</text:p>
          </table:table-cell>
          <table:table-cell table:style-name="ce189" table:formula="of:=[.B14]+[.C14]+[.D13]" office:value-type="float" office:value="377134.59" calcext:value-type="float">
            <text:p>377.134,59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73" table:formula="of:=[$12_23.G2]" office:value-type="float" office:value="-1624.9544" calcext:value-type="float">
            <text:p>-1.624,95</text:p>
          </table:table-cell>
          <table:table-cell table:style-name="ce194" table:formula="of:=[.E14]+[.F14]+[.G13]" office:value-type="float" office:value="-116108.1444" calcext:value-type="float">
            <text:p>-116.108,1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4]*[.$K$1]" office:value-type="float" office:value="16.4297" calcext:value-type="float">
            <text:p>16,43</text:p>
          </table:table-cell>
          <table:table-cell table:style-name="ce226" table:formula="of:=[.J14]-[.K14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8" office:value-type="string" calcext:value-type="string">
            <text:p>TPLM</text:p>
          </table:table-cell>
          <table:table-cell table:style-name="ce164" table:formula="of:=SUM([.B3:.B14])" office:value-type="float" office:value="740116" calcext:value-type="float">
            <text:p>740.116,00</text:p>
          </table:table-cell>
          <table:table-cell table:style-name="ce178" table:formula="of:=SUM([.C3:.C14])" office:value-type="float" office:value="-362981.41" calcext:value-type="float">
            <text:p>-362.981,41</text:p>
          </table:table-cell>
          <table:table-cell table:style-name="ce205" table:formula="of:=[.B15]+[.C15]" office:value-type="float" office:value="377134.59" calcext:value-type="float">
            <text:p>377.134,59</text:p>
          </table:table-cell>
          <table:table-cell table:style-name="ce164" table:formula="of:=SUM([.E3:.E14])" office:value-type="float" office:value="50028.55" calcext:value-type="float">
            <text:p>50.028,55</text:p>
          </table:table-cell>
          <table:table-cell table:style-name="ce178" table:formula="of:=SUM([.F3:.F14])" office:value-type="float" office:value="-166136.6944" calcext:value-type="float">
            <text:p>-166.136,69</text:p>
          </table:table-cell>
          <table:table-cell table:style-name="ce205" table:formula="of:=[.E15]+[.F15]" office:value-type="float" office:value="-116108.1444" calcext:value-type="float">
            <text:p>-116.108,1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510" calcext:value-type="float">
            <text:p>510</text:p>
          </table:table-cell>
          <table:table-cell table:style-name="ce227" table:formula="of:=SUM([.K9:.K14])" office:value-type="float" office:value="119.7021" calcext:value-type="float">
            <text:p>119,70</text:p>
          </table:table-cell>
          <table:table-cell table:style-name="ce227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7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248.4508333333" calcext:value-type="float">
            <text:p>-30.248,45</text:p>
          </table:table-cell>
          <table:table-cell table:style-name="ce198"/>
          <table:table-cell table:style-name="ce198" table:formula="of:=[.E15]/[.A16]" office:value-type="float" office:value="4169.04583333333" calcext:value-type="float">
            <text:p>4.169,05</text:p>
          </table:table-cell>
          <table:table-cell table:style-name="ce198" table:formula="of:=[.F15]/[.A16]" office:value-type="float" office:value="-13844.7245333333" calcext:value-type="float">
            <text:p>-13.844,72</text:p>
          </table:table-cell>
          <table:table-cell table:style-name="ce198" table:formula="of:=[.G15]/[.A16]" office:value-type="float" office:value="-9675.6787" calcext:value-type="float">
            <text:p>-9.675,68</text:p>
          </table:table-cell>
          <table:table-cell table:style-name="ce202"/>
          <table:table-cell table:style-name="ce217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/>
          <table:table-cell table:style-name="ce167"/>
          <table:table-cell table:style-name="ce184" office:value-type="string" calcext:value-type="string">
            <text:p>2022 Aralık <text:s/>Devir</text:p>
          </table:table-cell>
          <table:table-cell table:style-name="ce167"/>
          <table:table-cell table:style-name="ce191"/>
          <table:table-cell table:style-name="ce192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6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3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8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Aidat Marmara Royal Site 8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 işten havale</text:p>
          </table:table-cell>
          <table:table-cell table:number-columns-repeated="2"/>
          <table:table-cell table:style-name="ce18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3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3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9" office:value-type="string" calcext:value-type="string">
            <text:p>Kira snyG Metin ÇELİK 4/8 31-12-2022</text:p>
          </table:table-cell>
          <table:table-cell table:style-name="ce249"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8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3 aylık kira bedeli</text:p>
          </table:table-cell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style-name="ce24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/>
          <table:table-cell table:style-name="ce249" office:value-type="string" calcext:value-type="string">
            <text:p>cihan oto 12 ay teminattan kalan</text:p>
          </table:table-cell>
          <table:table-cell table:style-name="ce259"/>
          <table:table-cell table:style-name="ce249"/>
          <table:table-cell table:style-name="ce249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6130.21" calcext:value-type="float">
            <text:p>6.130,21</text:p>
          </table:table-cell>
          <table:table-cell table:style-name="ce27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253" office:value-type="string" calcext:value-type="string">
            <text:p>Salih Ant Elektrik</text:p>
          </table:table-cell>
          <table:table-cell table:style-name="ce155"/>
          <table:table-cell table:style-name="ce272" office:value-type="float" office:value="1221.74" calcext:value-type="float">
            <text:p>1.221,74</text:p>
          </table:table-cell>
          <table:table-cell table:style-name="ce28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19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19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5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table:style-name="ce273" office:value-type="float" office:value="183.26" calcext:value-type="float">
            <text:p>183,26</text:p>
          </table:table-cell>
          <table:table-cell table:style-name="ce24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 table:style-name="ce2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6"/>
          <table:table-cell table:style-name="ce25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2/3</text:p>
          </table:table-cell>
          <table:table-cell table:style-name="ce256"/>
          <table:table-cell table:style-name="ce24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6" office:value-type="string" calcext:value-type="string">
            <text:p>ayfer kurt ???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</text:p>
          </table:table-cell>
          <table:table-cell table:style-name="ce25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5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5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aşıkbaba</text:p>
          </table:table-cell>
          <table:table-cell table:style-name="ce25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tokat avm yunus</text:p>
          </table:table-cell>
          <table:table-cell table:style-name="ce25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benzin audi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6" office:value-type="string" calcext:value-type="string">
            <text:p>yunus</text:p>
          </table:table-cell>
          <table:table-cell table:style-name="ce25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5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5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4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audi benzin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yunus market</text:p>
          </table:table-cell>
          <table:table-cell table:style-name="ce25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kuruymş</text:p>
          </table:table-cell>
          <table:table-cell table:style-name="ce25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6" office:value-type="string" calcext:value-type="string">
            <text:p>2240 vodafon</text:p>
          </table:table-cell>
          <table:table-cell table:style-name="ce25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6" table:number-columns-repeated="2"/>
          <table:table-cell table:style-name="ce283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Ocak <text:s/>Devir</text:p>
          </table:table-cell>
          <table:table-cell table:style-name="ce167"/>
          <table:table-cell table:style-name="ce191"/>
          <table:table-cell table:style-name="ce192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3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3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3" office:value-type="float" office:value="-264" calcext:value-type="float">
            <text:p>-264,00</text:p>
          </table:table-cell>
          <table:table-cell table:style-name="ce19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3" office:value-type="float" office:value="-531" calcext:value-type="float">
            <text:p>-531,00</text:p>
          </table:table-cell>
          <table:table-cell table:style-name="ce19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17" office:value-type="string" calcext:value-type="string">
            <text:p>SnyF-M.Kipel Ocak Ayı kirası</text:p>
          </table:table-cell>
          <table:table-cell table:style-name="ce317"/>
          <table:table-cell table:style-name="ce321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263"/>
          <table:table-cell table:style-name="ce19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17" office:value-type="string" calcext:value-type="string">
            <text:p>Doğuş Kira 6/12-2023-24 </text:p>
          </table:table-cell>
          <table:table-cell table:style-name="ce317" office:value-type="string" calcext:value-type="string">
            <text:p>bankadan</text:p>
          </table:table-cell>
          <table:table-cell table:style-name="ce321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193"/>
          <table:table-cell table:style-name="ce193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3"/>
          <table:table-cell table:style-name="ce263" office:value-type="float" office:value="-4657.21" calcext:value-type="float">
            <text:p>-4.657,21</text:p>
          </table:table-cell>
          <table:table-cell table:style-name="ce193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3"/>
          <table:table-cell table:style-name="ce193" office:value-type="float" office:value="-5000" calcext:value-type="float">
            <text:p>-5.000,00</text:p>
          </table:table-cell>
          <table:table-cell table:style-name="ce193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Kira </text:span>Adem Özen 9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0"/>
          <table:table-cell table:style-name="ce263" office:value-type="float" office:value="-4300" calcext:value-type="float">
            <text:p>-4.300,00</text:p>
          </table:table-cell>
          <table:table-cell table:style-name="ce193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Aidat Marmara Royal Site 9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3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3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320"/>
          <table:table-cell table:style-name="ce263" office:value-type="float" office:value="-3000" calcext:value-type="float">
            <text:p>-3.000,00</text:p>
          </table:table-cell>
          <table:table-cell table:style-name="ce193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8]*-1" office:value-type="float" office:value="-87.69" calcext:value-type="float">
            <text:p>-87,69</text:p>
          </table:table-cell>
          <table:table-cell/>
          <table:table-cell table:style-name="ce193" table:formula="of:=[.D58]*-1" office:value-type="float" office:value="-87.69" calcext:value-type="float">
            <text:p>-87,69</text:p>
          </table:table-cell>
          <table:table-cell table:style-name="ce193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6" office:value-type="string" calcext:value-type="string">
            <text:p>İstanbuldan gül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204" calcext:value-type="float">
            <text:p>-204,00</text:p>
          </table:table-cell>
          <table:table-cell table:style-name="ce193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95" calcext:value-type="float">
            <text:p>-95,00</text:p>
          </table:table-cell>
          <table:table-cell table:style-name="ce193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/>
          <table:table-cell table:style-name="ce245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table:style-name="ce193" office:value-type="float" office:value="-1872.5" calcext:value-type="float">
            <text:p>-1.872,50</text:p>
          </table:table-cell>
          <table:table-cell table:style-name="ce193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99.5" calcext:value-type="float">
            <text:p>-99,50</text:p>
          </table:table-cell>
          <table:table-cell table:style-name="ce193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/>
          <table:table-cell table:style-name="ce193"/>
          <table:table-cell table:style-name="ce193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3"/>
          <table:table-cell table:style-name="ce193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 table:number-columns-repeated="2"/>
          <table:table-cell table:style-name="ce193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3" table:number-columns-repeated="2"/>
          <table:table-cell table:style-name="ce193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table:style-name="ce193" office:value-type="float" office:value="-2750" calcext:value-type="float">
            <text:p>-2.750,00</text:p>
          </table:table-cell>
          <table:table-cell table:style-name="ce193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3"/>
          <table:table-cell table:style-name="ce193" office:value-type="float" office:value="-5040" calcext:value-type="float">
            <text:p>-5.040,00</text:p>
          </table:table-cell>
          <table:table-cell table:style-name="ce193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 table:number-columns-repeated="2"/>
          <table:table-cell table:style-name="ce193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3" office:value-type="float" office:value="2000" calcext:value-type="float">
            <text:p>2.000,00</text:p>
          </table:table-cell>
          <table:table-cell table:style-name="ce193"/>
          <table:table-cell table:style-name="ce193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table:number-columns-repeated="2"/>
          <table:table-cell table:style-name="ce193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Doğuş Kira 7/12-2023-24– 30-01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3" office:value-type="float" office:value="6500" calcext:value-type="float">
            <text:p>6.500,00</text:p>
          </table:table-cell>
          <table:table-cell table:style-name="ce193"/>
          <table:table-cell table:style-name="ce193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Kira snyG Metin ÇELİK 5/8 <text:s text:c="3"/>1000 TL</text:p>
          </table:table-cell>
          <table:table-cell/>
          <table:table-cell table:style-name="ce255"/>
          <table:table-cell table:style-name="Default"/>
          <table:table-cell/>
          <table:table-cell table:style-name="ce193"/>
          <table:table-cell table:style-name="ce193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9" office:value-type="string" calcext:value-type="string">
            <text:p>Metin Elektrik Teminat 1200 – 6/6 200 TL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ce193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3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3"/>
          <table:table-cell/>
          <table:table-cell table:style-name="ce193"/>
          <table:table-cell table:style-name="ce263" office:value-type="float" office:value="-6920" calcext:value-type="float">
            <text:p>-6.920,00</text:p>
          </table:table-cell>
          <table:table-cell table:style-name="ce193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style-name="ce193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93"/>
          <table:table-cell/>
          <table:table-cell table:style-name="ce193"/>
          <table:table-cell table:style-name="ce263" office:value-type="float" office:value="-32000" calcext:value-type="float">
            <text:p>-32.000,00</text:p>
          </table:table-cell>
          <table:table-cell table:style-name="ce193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2 aylık kira bedeli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/>
          <table:table-cell table:style-name="ce249" office:value-type="string" calcext:value-type="string">
            <text:p>cihan oto 12-1 ay teminattan kalan</text:p>
          </table:table-cell>
          <table:table-cell table:style-name="ce259"/>
          <table:table-cell table:style-name="ce24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/>
          <table:table-cell/>
          <table:table-cell table:style-name="ce155" table:number-columns-repeated="2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5"/>
          <table:table-cell table:style-name="ce325"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5"/>
          <table:table-cell table:style-name="ce24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2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6"/>
          <table:table-cell table:style-name="ce25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3/3</text:p>
          </table:table-cell>
          <table:table-cell table:style-name="ce256"/>
          <table:table-cell table:style-name="ce24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0" office:value-type="string" calcext:value-type="string">
            <text:p>superonline</text:p>
          </table:table-cell>
          <table:table-cell table:style-name="ce256" table:number-columns-repeated="2"/>
          <table:table-cell office:value-type="float" office:value="-76.3" calcext:value-type="float">
            <text:p>-76,3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0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0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0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0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0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0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0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0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0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32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6" office:value-type="string" calcext:value-type="string">
            <text:p>erenler pide 12- kkdnz01</text:p>
          </table:table-cell>
          <table:table-cell table:style-name="ce256" table:number-columns-repeated="2"/>
          <table:table-cell office:value-type="float" office:value="-136.19" calcext:value-type="float">
            <text:p>-136,19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6" office:value-type="string" calcext:value-type="string">
            <text:p>erenler pide 12- kkdnz02</text:p>
          </table:table-cell>
          <table:table-cell table:style-name="ce256" table:number-columns-repeated="2"/>
          <table:table-cell office:value-type="float" office:value="-193.47" calcext:value-type="float">
            <text:p>-193,4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toyota rav4 yağ-filtre</text:p>
          </table:table-cell>
          <table:table-cell table:style-name="ce256" table:number-columns-repeated="2"/>
          <table:table-cell office:value-type="float" office:value="-600" calcext:value-type="float">
            <text:p>-60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erenler pide 12- kkdnz03</text:p>
          </table:table-cell>
          <table:table-cell table:style-name="ce256" table:number-columns-repeated="2"/>
          <table:table-cell office:value-type="float" office:value="-206.27" calcext:value-type="float">
            <text:p>-206,2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6" office:value-type="string" calcext:value-type="string">
            <text:p>erenler pide 12- kkdnz04</text:p>
          </table:table-cell>
          <table:table-cell table:style-name="ce256" table:number-columns-repeated="2"/>
          <table:table-cell office:value-type="float" office:value="-146.44" calcext:value-type="float">
            <text:p>-146,44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6" office:value-type="string" calcext:value-type="string">
            <text:p>sivas yemek</text:p>
          </table:table-cell>
          <table:table-cell table:style-name="ce256" table:number-columns-repeated="2"/>
          <table:table-cell office:value-type="float" office:value="-340" calcext:value-type="float">
            <text:p>-34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2023 Şubat <text:s/>Devir</text:p>
          </table:table-cell>
          <table:table-cell table:style-name="ce167"/>
          <table:table-cell table:style-name="ce191"/>
          <table:table-cell table:style-name="ce192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3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2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3"/>
        <table:table-column table:style-name="co25" table:default-cell-style-name="Default"/>
        <table:table-column table:style-name="co26" table:default-cell-style-name="ce263"/>
        <table:table-column table:style-name="co27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R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36])" office:value-type="float" office:value="88189" calcext:value-type="float">
            <text:p>88.189,00</text:p>
          </table:table-cell>
          <table:table-cell table:style-name="ce262" table:formula="of:=SUM([.E5:.E35])" office:value-type="float" office:value="-24853.33" calcext:value-type="float">
            <text:p>-24.853,33</text:p>
          </table:table-cell>
          <table:table-cell table:style-name="ce262" table:formula="of:=SUM([.F4:.F36])" office:value-type="float" office:value="14989.34" calcext:value-type="float">
            <text:p>14.989,34</text:p>
          </table:table-cell>
          <table:table-cell table:style-name="ce262" table:formula="of:=SUM([.G5:.G40])" office:value-type="float" office:value="-32988.64" calcext:value-type="float">
            <text:p>-32.988,64</text:p>
          </table:table-cell>
          <table:table-cell table:style-name="ce262" table:formula="of:=[.F2]+[.G2]" office:value-type="float" office:value="-17999.3" calcext:value-type="float">
            <text:p>-17.999,3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2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4" office:value-type="string" calcext:value-type="string">
            <text:p><text:span text:style-name="T1">Kira </text:span>Adem Özen 10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Aidat Marmara Royal Site 10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3]*-1" office:value-type="float" office:value="-64.93" calcext:value-type="float">
            <text:p>-64,93</text:p>
          </table:table-cell>
          <table:table-cell table:style-name="ce193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7675.4" calcext:value-type="float">
            <text:p>-7.675,40</text:p>
          </table:table-cell>
          <table:table-cell table:style-name="ce193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2" office:value-type="float" office:value="2428" calcext:value-type="float">
            <text:p>2.428,00</text:p>
          </table:table-cell>
          <table:table-cell/>
          <table:table-cell table:style-name="ce193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3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1]+[.F22]+[.G22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5"/>
          <table:table-cell table:style-name="Default"/>
          <table:table-cell table:style-name="ce193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8820.3" calcext:value-type="float">
            <text:p>-8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5"/>
          <table:table-cell table:style-name="Default"/>
          <table:table-cell table:style-name="ce193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8420.3" calcext:value-type="float">
            <text:p>-8.4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4]+[.F25]+[.G25]" office:value-type="float" office:value="-8420.3" calcext:value-type="float">
            <text:p>-8.4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-8420.3" calcext:value-type="float">
            <text:p>-8.4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8420.3" calcext:value-type="float">
            <text:p>-8.42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8620.3" calcext:value-type="float">
            <text:p>-8.62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255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9]+[.F30]+[.G30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5"/>
          <table:table-cell office:value-type="float" office:value="-294.9" calcext:value-type="float">
            <text:p>-294,90</text:p>
          </table:table-cell>
          <table:table-cell table:number-columns-repeated="2"/>
          <table:table-cell table:formula="of:=[.H30]+[.F31]+[.G31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3"/>
          <table:table-cell/>
          <table:table-cell table:formula="of:=[.H31]+[.F32]+[.G32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32]+[.F33]+[.G33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style-name="ce193"/>
          <table:table-cell/>
          <table:table-cell table:formula="of:=[.H33]+[.F34]+[.G34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4]+[.F35]+[.G35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5]+[.F36]+[.G36]" office:value-type="float" office:value="-12070.3" calcext:value-type="float">
            <text:p>-12.070,3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3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16870.3" calcext:value-type="float">
            <text:p>-16.870,3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193"/>
          <table:table-cell office:value-type="float" office:value="-1129" calcext:value-type="float">
            <text:p>-1.129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3"/>
          <table:table-cell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7:.D54])" office:value-type="float" office:value="3899.07" calcext:value-type="float">
            <text:p>3.899,07</text:p>
          </table:table-cell>
          <table:table-cell table:style-name="ce271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3" office:value-type="float" office:value="933.16" calcext:value-type="float">
            <text:p>933,16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3" office:value-type="float" office:value="996.81" calcext:value-type="float">
            <text:p>996,81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5"/>
          <table:table-cell table:style-name="ce245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office:value-type="float" office:value="64.93" calcext:value-type="float">
            <text:p>64,93</text:p>
          </table:table-cell>
          <table:table-cell table:style-name="ce245" office:value-type="float" office:value="64.93" calcext:value-type="float">
            <text:p>64,9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6"/>
          <table:table-cell table:style-name="ce25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0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0" office:value-type="string" calcext:value-type="string">
            <text:p>erenler pide 01- işkk3</text:p>
          </table:table-cell>
          <table:table-cell/>
          <table:table-cell table:style-name="ce213"/>
          <table:table-cell office:value-type="float" office:value="-150.32" calcext:value-type="float">
            <text:p>-150,3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0" office:value-type="string" calcext:value-type="string">
            <text:p>erenler pide 01- işkk4</text:p>
          </table:table-cell>
          <table:table-cell/>
          <table:table-cell table:style-name="ce213"/>
          <table:table-cell office:value-type="float" office:value="-171.76" calcext:value-type="float">
            <text:p>-171,7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erenler pide 01- işkk5</text:p>
          </table:table-cell>
          <table:table-cell/>
          <table:table-cell table:style-name="ce213"/>
          <table:table-cell office:value-type="float" office:value="-119.42" calcext:value-type="float">
            <text:p>-119,4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erenler pide 01- işkk7</text:p>
          </table:table-cell>
          <table:table-cell/>
          <table:table-cell table:style-name="ce21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marm royal</text:p>
          </table:table-cell>
          <table:table-cell/>
          <table:table-cell table:style-name="ce21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<text:s/>248 + 211</text:p>
          </table:table-cell>
          <table:table-cell/>
          <table:table-cell table:style-name="ce21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yasemin dönüş</text:p>
          </table:table-cell>
          <table:table-cell/>
          <table:table-cell table:style-name="ce21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3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erenler pide <text:s/></text:p>
          </table:table-cell>
          <table:table-cell table:style-name="ce256" table:number-columns-repeated="2"/>
          <table:table-cell office:value-type="float" office:value="-122.33" calcext:value-type="float">
            <text:p>-122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trafik cezası atila</text:p>
          </table:table-cell>
          <table:table-cell table:style-name="ce256" table:number-columns-repeated="2"/>
          <table:table-cell office:value-type="float" office:value="-713.25" calcext:value-type="float">
            <text:p>-713,2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41.98" calcext:value-type="float">
            <text:p>-41,98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30.93" calcext:value-type="float">
            <text:p>-130,9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66.23" calcext:value-type="float">
            <text:p>-166,2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6" table:number-columns-repeated="2"/>
          <table:table-cell table:style-name="ce352" office:value-type="string" calcext:value-type="string">
            <text:p>hesap kesim</text:p>
          </table:table-cell>
          <table:table-cell table:style-name="ce193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Şubat <text:s/>Devir</text:p>
          </table:table-cell>
          <table:table-cell table:style-name="ce167"/>
          <table:table-cell table:style-name="ce191"/>
          <table:table-cell table:style-name="ce192" table:formula="of:=SUM([.E112:.E118])" office:value-type="float" office:value="302568.32" calcext:value-type="float">
            <text:p>302568,3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82" table:number-columns-repeated="2"/>
          <table:table-cell table:style-name="ce25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82" table:number-columns-repeated="2"/>
          <table:table-cell table:style-name="ce254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82" table:number-columns-repeated="2"/>
          <table:table-cell table:style-name="ce254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82" table:number-columns-repeated="2"/>
          <table:table-cell table:style-name="ce254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82" office:value-type="float" office:value="1100" calcext:value-type="float">
            <text:p>1.100,00</text:p>
          </table:table-cell>
          <table:table-cell table:style-name="ce182" office:value-type="float" office:value="111" calcext:value-type="float">
            <text:p>111,00</text:p>
          </table:table-cell>
          <table:table-cell table:style-name="ce254" table:formula="of:=[.D116]*[.C116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82" office:value-type="float" office:value="18.85" calcext:value-type="float">
            <text:p>18,85</text:p>
          </table:table-cell>
          <table:table-cell table:style-name="ce182" office:value-type="float" office:value="850" calcext:value-type="float">
            <text:p>850,00</text:p>
          </table:table-cell>
          <table:table-cell table:style-name="ce254" table:formula="of:=[.D117]*[.C117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82" office:value-type="float" office:value="20" calcext:value-type="float">
            <text:p>20,00</text:p>
          </table:table-cell>
          <table:table-cell table:style-name="ce182" office:value-type="float" office:value="100" calcext:value-type="float">
            <text:p>100,00</text:p>
          </table:table-cell>
          <table:table-cell table:style-name="ce254" table:formula="of:=[.D118]*[.C118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82" table:number-columns-repeated="2"/>
          <table:table-cell table:style-name="ce254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Mart çıkışı</text:p>
          </table:table-cell>
          <table:table-cell table:style-name="ce193" table:formula="of:=[.H2]" office:value-type="float" office:value="-17999.3" calcext:value-type="float">
            <text:p>-17.999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112:.E121])" office:value-type="float" office:value="284569.02" calcext:value-type="float">
            <text:p>284569,02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1" table:default-cell-style-name="ce193"/>
        <table:table-column table:style-name="co32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NİS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6361" calcext:value-type="float">
            <text:p>16.361,00</text:p>
          </table:table-cell>
          <table:table-cell table:style-name="ce262" table:formula="of:=SUM([.E4:.E25])" office:value-type="float" office:value="-50147.78" calcext:value-type="float">
            <text:p>-50.147,78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31033.99" calcext:value-type="float">
            <text:p>-31.033,99</text:p>
          </table:table-cell>
          <table:table-cell table:style-name="ce262" table:formula="of:=[.F2]+[.G2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1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3689.05" calcext:value-type="float">
            <text:p>-3.689,05</text:p>
          </table:table-cell>
          <table:table-cell table:style-name="ce283"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70]" office:value-type="float" office:value="-31033.99" calcext:value-type="float">
            <text:p>-31.033,99</text:p>
          </table:table-cell>
          <table:table-cell table:style-name="ce263"/>
          <table:table-cell table:style-name="ce263" office:value-type="float" office:value="-31033.99" calcext:value-type="float">
            <text:p>-31.033,99</text:p>
          </table:table-cell>
          <table:table-cell table:formula="of:=[.H12]+[.F13]+[.G13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-31033.99" calcext:value-type="float">
            <text:p>-31.033,99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67])" office:value-type="float" office:value="-3689.05" calcext:value-type="float">
            <text:p>-3689,0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6"/>
          <table:table-cell table:style-name="ce25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68"/>
          <table:table-cell table:style-name="ce320"/>
          <table:table-cell/>
          <table:table-cell table:style-name="ce21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1:.E82])" office:value-type="float" office:value="-31033.99" calcext:value-type="float">
            <text:p>-31033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6" office:value-type="string" calcext:value-type="string">
            <text:p>yasemin okul </text:p>
          </table:table-cell>
          <table:table-cell table:style-name="ce256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6" office:value-type="string" calcext:value-type="string">
            <text:p>benzin çapa</text:p>
          </table:table-cell>
          <table:table-cell table:style-name="ce256" table:number-columns-repeated="2"/>
          <table:table-cell office:value-type="float" office:value="-160.04" calcext:value-type="float">
            <text:p>-160,0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6" office:value-type="string" calcext:value-type="string">
            <text:p>dnz kk et yğ soğn bbr</text:p>
          </table:table-cell>
          <table:table-cell table:style-name="ce256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YIS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5361" calcext:value-type="float">
            <text:p>15.361,00</text:p>
          </table:table-cell>
          <table:table-cell table:style-name="ce262" table:formula="of:=SUM([.E4:.E25])" office:value-type="float" office:value="-18037.83" calcext:value-type="float">
            <text:p>-18.037,8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2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2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613.09" calcext:value-type="float">
            <text:p>-2.613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2613.09" calcext:value-type="float">
            <text:p>-2613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HAZİR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25361" calcext:value-type="float">
            <text:p>25.361,00</text:p>
          </table:table-cell>
          <table:table-cell table:style-name="ce262" table:formula="of:=SUM([.E4:.E25])" office:value-type="float" office:value="-19578.77" calcext:value-type="float">
            <text:p>-19.578,77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954.03" calcext:value-type="float">
            <text:p>-1.954,0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954.03" calcext:value-type="float">
            <text:p>-1954,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6461" calcext:value-type="float">
            <text:p>1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86461" calcext:value-type="float">
            <text:p>8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21350" calcext:value-type="float">
            <text:p>121.350,00</text:p>
          </table:table-cell>
          <table:table-cell table:style-name="ce262" table:formula="of:=SUM([.E4:.E26])" office:value-type="float" office:value="-18962.62" calcext:value-type="float">
            <text:p>-18.962,62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437.88" calcext:value-type="float">
            <text:p>-437,88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850" calcext:value-type="float">
            <text:p>13.850,00</text:p>
          </table:table-cell>
          <table:table-cell table:style-name="ce262" table:formula="of:=SUM([.E4:.E26])" office:value-type="float" office:value="-73586.13" calcext:value-type="float">
            <text:p>-73.5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93850" calcext:value-type="float">
            <text:p>19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0" table:default-cell-style-name="ce283"/>
        <table:table-column table:style-name="co12" table:default-cell-style-name="Default"/>
        <table:table-column table:style-name="co38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33850" calcext:value-type="float">
            <text:p>13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style-name="ce193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93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83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9" table:default-cell-style-name="Default"/>
        <table:table-column table:style-name="co15" table:number-columns-repeated="3" table:default-cell-style-name="ce182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0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4" table:default-cell-style-name="ce223"/>
        <table:table-column table:style-name="co45" table:default-cell-style-name="ce182"/>
        <table:table-column table:style-name="co12" table:default-cell-style-name="ce182"/>
        <table:table-column table:style-name="co46" table:default-cell-style-name="ce182"/>
        <table:table-column table:style-name="co47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22_1.D2]" office:value-type="float" office:value="7333.3" calcext:value-type="float">
            <text:p>7.333,30</text:p>
          </table:table-cell>
          <table:table-cell table:style-name="ce173" table:formula="of:=[$22_1.E2]" office:value-type="float" office:value="-6834.05" calcext:value-type="float">
            <text:p>-6.834,05</text:p>
          </table:table-cell>
          <table:table-cell table:style-name="ce189" table:formula="of:=[.B3]+[.C3]" office:value-type="float" office:value="499.25" calcext:value-type="float">
            <text:p>499,25</text:p>
          </table:table-cell>
          <table:table-cell table:style-name="ce163" table:formula="of:=[$22_1.F2]" office:value-type="float" office:value="46462.64" calcext:value-type="float">
            <text:p>46.462,64</text:p>
          </table:table-cell>
          <table:table-cell table:style-name="ce173" table:formula="of:=[$22_1.G2]" office:value-type="float" office:value="-6834.05" calcext:value-type="float">
            <text:p>-6.834,05</text:p>
          </table:table-cell>
          <table:table-cell table:style-name="ce194" table:formula="of:=[.E3]+[.F3]" office:value-type="float" office:value="39628.59" calcext:value-type="float">
            <text:p>39.628,59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22_2.D2]" office:value-type="float" office:value="10567.09" calcext:value-type="float">
            <text:p>10.567,09</text:p>
          </table:table-cell>
          <table:table-cell table:style-name="ce173" table:formula="of:=[$22_2.E2]" office:value-type="float" office:value="-21938.15" calcext:value-type="float">
            <text:p>-21.938,15</text:p>
          </table:table-cell>
          <table:table-cell table:style-name="ce189" table:formula="of:=[.B4]+[.C4]+[.D3]" office:value-type="float" office:value="-10871.81" calcext:value-type="float">
            <text:p>-10.871,81</text:p>
          </table:table-cell>
          <table:table-cell table:style-name="ce163" table:formula="of:=[$22_2.F2]" office:value-type="float" office:value="11567.09" calcext:value-type="float">
            <text:p>11.567,09</text:p>
          </table:table-cell>
          <table:table-cell table:style-name="ce173" table:formula="of:=[$22_2.G2]" office:value-type="float" office:value="-21938.15" calcext:value-type="float">
            <text:p>-21.938,15</text:p>
          </table:table-cell>
          <table:table-cell table:style-name="ce194" table:formula="of:=[.E4]+[.F4]+[.G3]" office:value-type="float" office:value="29257.53" calcext:value-type="float">
            <text:p>29.257,53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73" table:formula="of:=[$'03'.E2]" office:value-type="float" office:value="-30109.3" calcext:value-type="float">
            <text:p>-30.109,30</text:p>
          </table:table-cell>
          <table:table-cell table:style-name="ce189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73" table:formula="of:=[$'03'.G2]" office:value-type="float" office:value="-30109.3" calcext:value-type="float">
            <text:p>-30.109,30</text:p>
          </table:table-cell>
          <table:table-cell table:style-name="ce194" table:formula="of:=[.E5]+[.F5]+[.G4]" office:value-type="float" office:value="35007.84" calcext:value-type="float">
            <text:p>35.007,84</text:p>
          </table:table-cell>
          <table:table-cell table:style-name="ce201"/>
          <table:table-cell table:style-name="ce213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73" table:formula="of:=[$'04'.E2]" office:value-type="float" office:value="-11790.68" calcext:value-type="float">
            <text:p>-11.790,68</text:p>
          </table:table-cell>
          <table:table-cell table:style-name="ce189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73" table:formula="of:=[$'04'.G2]" office:value-type="float" office:value="-11140.68" calcext:value-type="float">
            <text:p>-11.140,68</text:p>
          </table:table-cell>
          <table:table-cell table:style-name="ce194" table:formula="of:=[.E6]+[.F6]+[.G5]" office:value-type="float" office:value="41807.44" calcext:value-type="float">
            <text:p>41.807,44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73" table:formula="of:=[$'05'.E2]" office:value-type="float" office:value="-7712.66" calcext:value-type="float">
            <text:p>-7.712,66</text:p>
          </table:table-cell>
          <table:table-cell table:style-name="ce189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73" table:formula="of:=[$'05'.G2]" office:value-type="float" office:value="-7722.66" calcext:value-type="float">
            <text:p>-7.722,66</text:p>
          </table:table-cell>
          <table:table-cell table:style-name="ce194" table:formula="of:=[.E7]+[.F7]+[.G6]" office:value-type="float" office:value="43607.15" calcext:value-type="float">
            <text:p>43.607,15</text:p>
          </table:table-cell>
          <table:table-cell table:style-name="ce201"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5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73" table:formula="of:=[$'06'.E2]" office:value-type="float" office:value="-28058.1" calcext:value-type="float">
            <text:p>-28.058,10</text:p>
          </table:table-cell>
          <table:table-cell table:style-name="ce189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73" table:formula="of:=[$'06'.G2]" office:value-type="float" office:value="-28058.1" calcext:value-type="float">
            <text:p>-28.058,10</text:p>
          </table:table-cell>
          <table:table-cell table:style-name="ce194" table:formula="of:=[.E8]+[.F8]+[.G7]" office:value-type="float" office:value="32203.24" calcext:value-type="float">
            <text:p>32.203,24</text:p>
          </table:table-cell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5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73" table:formula="of:=[$'07'.E2]" office:value-type="float" office:value="-17400.82" calcext:value-type="float">
            <text:p>-17.400,82</text:p>
          </table:table-cell>
          <table:table-cell table:style-name="ce189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73" table:formula="of:=[$'07'.G2]" office:value-type="float" office:value="-20600.82" calcext:value-type="float">
            <text:p>-20.600,82</text:p>
          </table:table-cell>
          <table:table-cell table:style-name="ce194" table:formula="of:=[.E9]+[.F9]+[.G8]" office:value-type="float" office:value="27735.72" calcext:value-type="float">
            <text:p>27.735,72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table:formula="of:=[.J9]*[.$K$1]" office:value-type="float" office:value="9.85782" calcext:value-type="float">
            <text:p>9,86</text:p>
          </table:table-cell>
          <table:table-cell table:style-name="ce22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73" table:formula="of:=[$'08'.E2]" office:value-type="float" office:value="-11695.35" calcext:value-type="float">
            <text:p>-11.695,35</text:p>
          </table:table-cell>
          <table:table-cell table:style-name="ce189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73" table:formula="of:=[$'08'.G2]" office:value-type="float" office:value="-33894.33" calcext:value-type="float">
            <text:p>-33.894,33</text:p>
          </table:table-cell>
          <table:table-cell table:style-name="ce194" table:formula="of:=[.E10]+[.F10]+[.G9]" office:value-type="float" office:value="95903.05" calcext:value-type="float">
            <text:p>95.903,05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0]*[.$K$1]" office:value-type="float" office:value="19.71564" calcext:value-type="float">
            <text:p>19,72</text:p>
          </table:table-cell>
          <table:table-cell table:style-name="ce22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73" table:formula="of:=[$'09'.E2]" office:value-type="float" office:value="-61978.72" calcext:value-type="float">
            <text:p>-61.978,72</text:p>
          </table:table-cell>
          <table:table-cell table:style-name="ce189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73" table:formula="of:=[$'09'.G2]" office:value-type="float" office:value="-25729.24" calcext:value-type="float">
            <text:p>-25.729,24</text:p>
          </table:table-cell>
          <table:table-cell table:style-name="ce194" table:formula="of:=[.E11]+[.F11]+[.G10]" office:value-type="float" office:value="79434.31" calcext:value-type="float">
            <text:p>79.434,31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1]*[.$K$1]" office:value-type="float" office:value="19.71564" calcext:value-type="float">
            <text:p>19,72</text:p>
          </table:table-cell>
          <table:table-cell table:style-name="ce22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73" table:formula="of:=[$'10'.E2]" office:value-type="float" office:value="-33587.82" calcext:value-type="float">
            <text:p>-33.587,82</text:p>
          </table:table-cell>
          <table:table-cell table:style-name="ce189" table:formula="of:=[.B12]+[.C12]+[.D11]" office:value-type="float" office:value="20540.82" calcext:value-type="float">
            <text:p>20.540,8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73" table:formula="of:=[$'10'.G2]" office:value-type="float" office:value="-90424.32" calcext:value-type="float">
            <text:p>-90.424,32</text:p>
          </table:table-cell>
          <table:table-cell table:style-name="ce194" table:formula="of:=[.E12]+[.F12]+[.G11]" office:value-type="float" office:value="68428.4" calcext:value-type="float">
            <text:p>68.428,40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table:formula="of:=[.J12]*[.$K$1]" office:value-type="float" office:value="10.56195" calcext:value-type="float">
            <text:p>10,56</text:p>
          </table:table-cell>
          <table:table-cell table:style-name="ce22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73" table:formula="of:=[$'11'.E2]" office:value-type="float" office:value="-14175.82" calcext:value-type="float">
            <text:p>-14.175,82</text:p>
          </table:table-cell>
          <table:table-cell table:style-name="ce189" table:formula="of:=[.B13]+[.C13]+[.D12]" office:value-type="float" office:value="185556.62" calcext:value-type="float">
            <text:p>185.556,6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73" table:formula="of:=[$'11'.G2]" office:value-type="float" office:value="-18452.8" calcext:value-type="float">
            <text:p>-18.452,80</text:p>
          </table:table-cell>
          <table:table-cell table:style-name="ce194" table:formula="of:=[.E13]+[.F13]+[.G12]" office:value-type="float" office:value="228415.2" calcext:value-type="float">
            <text:p>228.415,20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3]*[.$K$1]" office:value-type="float" office:value="11.26608" calcext:value-type="float">
            <text:p>11,27</text:p>
          </table:table-cell>
          <table:table-cell table:style-name="ce22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73" table:formula="of:=[$'12'.E2]" office:value-type="float" office:value="-16961.34" calcext:value-type="float">
            <text:p>-16.961,34</text:p>
          </table:table-cell>
          <table:table-cell table:style-name="ce189" table:formula="of:=[.B14]+[.C14]+[.D13]" office:value-type="float" office:value="184071.24" calcext:value-type="float">
            <text:p>184.071,2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73" table:formula="of:=[$'12'.G2]" office:value-type="float" office:value="-21692.25" calcext:value-type="float">
            <text:p>-21.692,25</text:p>
          </table:table-cell>
          <table:table-cell table:style-name="ce194" table:formula="of:=[.E14]+[.F14]+[.G13]" office:value-type="float" office:value="228775.34" calcext:value-type="float">
            <text:p>228.775,3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4]*[.$K$1]" office:value-type="float" office:value="11.26608" calcext:value-type="float">
            <text:p>11,27</text:p>
          </table:table-cell>
          <table:table-cell table:style-name="ce22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78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78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351" calcext:value-type="float">
            <text:p>351</text:p>
          </table:table-cell>
          <table:table-cell table:style-name="ce227" table:formula="of:=SUM([.K9:.K14])" office:value-type="float" office:value="82.38321" calcext:value-type="float">
            <text:p>82,38</text:p>
          </table:table-cell>
          <table:table-cell table:style-name="ce227" table:formula="of:=SUM([.L9:.L14])" office:value-type="float" office:value="268.61679" calcext:value-type="float">
            <text:p>268,62</text:p>
          </table:table-cell>
          <table:table-cell table:style-name="ce227" table:formula="of:=SUM([.M3:.M14])" office:value-type="float" office:value="86.05" calcext:value-type="float">
            <text:p>86,05</text:p>
          </table:table-cell>
          <table:table-cell table:style-name="ce22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93"/>
        <table:table-column table:style-name="co53" table:number-columns-repeated="3" table:default-cell-style-name="ce193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4" table:default-cell-style-name="ce168"/>
        <table:table-column table:style-name="co49" table:default-cell-style-name="Default"/>
        <table:table-column table:style-name="co50" table:default-cell-style-name="Default"/>
        <table:table-column table:style-name="co55" table:default-cell-style-name="Default"/>
        <table:table-column table:style-name="co55" table:default-cell-style-name="ce193"/>
        <table:table-column table:style-name="co56" table:default-cell-style-name="ce193"/>
        <table:table-column table:style-name="co57" table:default-cell-style-name="ce193"/>
        <table:table-column table:style-name="co58" table:default-cell-style-name="ce193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style-name="ce277"/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lmer bilgisayar</text:p>
          </table:table-cell>
          <table:table-cell table:style-name="ce25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nggood lcd controller</text:p>
          </table:table-cell>
          <table:table-cell table:style-name="ce25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3" table:number-columns-repeated="2"/>
          <table:table-cell/>
        </table:table-row>
      </table:table>
      <table:table table:name="03" table:style-name="ta1">
        <table:table-column table:style-name="co59" table:default-cell-style-name="ce168"/>
        <table:table-column table:style-name="co60" table:default-cell-style-name="Default"/>
        <table:table-column table:style-name="co61" table:default-cell-style-name="Default"/>
        <table:table-column table:style-name="co62" table:default-cell-style-name="ce193"/>
        <table:table-column table:style-name="co63" table:default-cell-style-name="ce193"/>
        <table:table-column table:style-name="co62" table:default-cell-style-name="ce193"/>
        <table:table-column table:style-name="co63" table:number-columns-repeated="2" table:default-cell-style-name="ce193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283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8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167" calcext:value-type="float">
            <text:p>-167,00</text:p>
          </table:table-cell>
          <table:table-cell table:style-name="ce283"/>
          <table:table-cell table:style-name="ce28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428" calcext:value-type="float">
            <text:p>-428,00</text:p>
          </table:table-cell>
          <table:table-cell table:style-name="ce283"/>
          <table:table-cell table:style-name="ce28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daü yasemin 21-22 <text:s/>bahar okul ücreti</text:p>
          </table:table-cell>
          <table:table-cell table:style-name="ce256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06 yb 1397 1. taksit</text:p>
          </table:table-cell>
          <table:table-cell table:style-name="ce256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3"/>
          <table:table-cell table:style-name="ce28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3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3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Default"/>
          <table:table-cell table:style-name="ce28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HAS KOMP ÇORUM</text:p>
          </table:table-cell>
          <table:table-cell table:style-name="ce256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</text:p>
          </table:table-cell>
          <table:table-cell table:style-name="ce256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 bsmv</text:p>
          </table:table-cell>
          <table:table-cell table:style-name="ce256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1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gib gov tr kira damga v.</text:p>
          </table:table-cell>
          <table:table-cell table:style-name="ce256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3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3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audi benzin 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bahçe su parası</text:p>
          </table:table-cell>
          <table:table-cell table:style-name="ce24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2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4" office:value-type="string" calcext:value-type="string">
            <text:p>Yasemin İstanbul Kira</text:p>
          </table:table-cell>
          <table:table-cell table:style-name="ce244" table:number-columns-repeated="2"/>
          <table:table-cell table:style-name="ce28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<text:s text:c="2"/>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migros şimşek yem</text:p>
          </table:table-cell>
          <table:table-cell table:style-name="ce256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fide bahçe</text:p>
          </table:table-cell>
          <table:table-cell table:style-name="ce256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+ gaz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 2240</text:p>
          </table:table-cell>
          <table:table-cell table:style-name="ce256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6" office:value-type="string" calcext:value-type="string">
            <text:p>8758480300 çepesaş</text:p>
          </table:table-cell>
          <table:table-cell table:style-name="ce256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6" office:value-type="float" office:value="6597.63" calcext:value-type="float">
            <text:p>6.597,63</text:p>
          </table:table-cell>
          <table:table-cell table:style-name="Default"/>
          <table:table-cell table:style-name="ce18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18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19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19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19" calcext:value-type="float">
            <text:p>-219,00</text:p>
          </table:table-cell>
          <table:table-cell table:style-name="ce283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38.6" calcext:value-type="float">
            <text:p>-438,60</text:p>
          </table:table-cell>
          <table:table-cell table:style-name="ce283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/>
          <table:table-cell table:style-name="ce283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ziraat pervine havale kredi için</text:p>
          </table:table-cell>
          <table:table-cell table:style-name="ce244" table:number-columns-repeated="2"/>
          <table:table-cell/>
          <table:table-cell table:style-name="ce283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3" office:value-type="float" office:value="-4.89" calcext:value-type="float">
            <text:p>-4,89</text:p>
          </table:table-cell>
          <table:table-cell table:style-name="ce18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Adem Özen Kira Ödemesi 2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MarRyl Aidat 2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4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</text:p>
          </table:table-cell>
          <table:table-cell table:style-name="ce25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istanbulkart</text:p>
          </table:table-cell>
          <table:table-cell table:style-name="ce25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yakkabı dechatlon ½</text:p>
          </table:table-cell>
          <table:table-cell table:style-name="ce25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kamil bebek</text:p>
          </table:table-cell>
          <table:table-cell table:style-name="ce25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 eskişehir tokat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sen yıl petrol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101 merdiven</text:p>
          </table:table-cell>
          <table:table-cell table:style-name="ce25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</text:p>
          </table:table-cell>
          <table:table-cell table:style-name="ce25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5" office:value-type="string" calcext:value-type="string">
            <text:p>merdiven alüminyum motorcu ibo iade</text:p>
          </table:table-cell>
          <table:table-cell table:style-name="ce245"/>
          <table:table-cell table:style-name="ce39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0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0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office:value-type="string" calcext:value-type="string">
            <text:p>maaş bayramlık</text:p>
          </table:table-cell>
          <table:table-cell table:style-name="ce245"/>
          <table:table-cell table:style-name="ce392" office:value-type="float" office:value="1100" calcext:value-type="float">
            <text:p>1.100,00</text:p>
          </table:table-cell>
          <table:table-cell table:style-name="ce19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0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3" office:value-type="float" office:value="5000" calcext:value-type="float">
            <text:p>5.000,00</text:p>
          </table:table-cell>
          <table:table-cell table:style-name="ce19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19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0" table:default-cell-style-name="Default"/>
        <table:table-column table:style-name="co15" table:number-columns-repeated="2" table:default-cell-style-name="ce237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3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6" office:value-type="string" calcext:value-type="string">
            <text:p><text:span text:style-name="T1">8758480300  /CK ÇEPESAŞ/FATURA</text:span></text:p>
          </table:table-cell>
          <table:table-cell table:style-name="ce244"/>
          <table:table-cell table:style-name="ce402"/>
          <table:table-cell table:style-name="ce283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Adem Özen Kira Ödemesi 3/12</text:p>
          </table:table-cell>
          <table:table-cell table:style-name="ce244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MarRyl Aidat 3/12</text:p>
          </table:table-cell>
          <table:table-cell table:style-name="ce244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5/6</text:p>
          </table:table-cell>
          <table:table-cell table:style-name="ce256"/>
          <table:table-cell table:style-name="ce257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decathlon ayakkabı</text:p>
          </table:table-cell>
          <table:table-cell table:style-name="ce256"/>
          <table:table-cell table:style-name="ce257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float" office:value="2240" calcext:value-type="float">
            <text:p>2240</text:p>
          </table:table-cell>
          <table:table-cell table:style-name="ce256"/>
          <table:table-cell table:style-name="ce257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6" office:value-type="string" calcext:value-type="string">
            <text:p>4876 KK</text:p>
          </table:table-cell>
          <table:table-cell table:style-name="ce256"/>
          <table:table-cell table:style-name="ce257"/>
          <table:table-cell table:style-name="ce283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yasemin ehliyet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392"/>
          <table:table-cell table:style-name="ce283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401"/>
          <table:table-cell table:style-name="ce283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5"/>
          <table:table-cell table:style-name="ce401"/>
          <table:table-cell table:style-name="ce283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Doğuş Kira 11/12-2022-23 kalan bakiye</text:p>
          </table:table-cell>
          <table:table-cell table:style-name="ce317"/>
          <table:table-cell table:style-name="ce444" office:value-type="float" office:value="1000" calcext:value-type="float">
            <text:p>1.000,00</text:p>
          </table:table-cell>
          <table:table-cell table:style-name="ce317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SnyF-Kynkçı Merdal elektrik haziran</text:p>
          </table:table-cell>
          <table:table-cell table:style-name="ce317"/>
          <table:table-cell table:style-name="ce445"/>
          <table:table-cell table:style-name="ce317"/>
          <table:table-cell table:style-name="ce31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449"/>
          <table:table-cell table:style-name="ce258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style-name="ce283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ce283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nakit istanbul</text:p>
          </table:table-cell>
          <table:table-cell table:style-name="ce244" table:number-columns-repeated="2"/>
          <table:table-cell/>
          <table:table-cell table:style-name="ce283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4" office:value-type="string" calcext:value-type="string">
            <text:p>Adem Özen Kira Ödemesi 4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MarRyl Aidat 4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string" calcext:value-type="string">
            <text:p>amazon 240gbWd ssd-braun-64gb 6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toyota trafik cezası</text:p>
          </table:table-cell>
          <table:table-cell table:style-name="ce25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mtv taksit 1/3</text:p>
          </table:table-cell>
          <table:table-cell table:style-name="ce25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6" office:value-type="string" calcext:value-type="string">
            <text:p>akgünler deniz otobüs bileti girne -taşucu</text:p>
          </table:table-cell>
          <table:table-cell table:style-name="ce25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6" office:value-type="string" calcext:value-type="string">
            <text:p>toros benzin taşucu-tokat</text:p>
          </table:table-cell>
          <table:table-cell table:style-name="ce25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float" office:value="2240" calcext:value-type="float">
            <text:p>2240</text:p>
          </table:table-cell>
          <table:table-cell table:style-name="ce25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6" office:value-type="string" calcext:value-type="string">
            <text:p>Carraro 327 bisiklet</text:p>
          </table:table-cell>
          <table:table-cell table:style-name="ce256" office:value-type="string" calcext:value-type="string">
            <text:p>bh</text:p>
          </table:table-cell>
          <table:table-cell table:style-name="ce256"/>
          <table:table-cell table:style-name="ce283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3"/>
          <table:table-cell table:style-name="ce283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8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8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 office:value-type="string" calcext:value-type="string">
            <text:p>Doğuş Kira 2/12-2023-24– 30-09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6" table:default-cell-style-name="Default"/>
        <table:table-column table:style-name="co15" table:default-cell-style-name="ce256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19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19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19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2" office:value-type="float" office:value="445.75" calcext:value-type="float">
            <text:p>445,75</text:p>
          </table:table-cell>
          <table:table-cell table:style-name="ce19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202.91" calcext:value-type="float">
            <text:p>202,91</text:p>
          </table:table-cell>
          <table:table-cell table:style-name="ce19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4" office:value-type="string" calcext:value-type="string">
            <text:p>8758480300 ck bahçe</text:p>
          </table:table-cell>
          <table:table-cell table:style-name="ce244" table:number-columns-repeated="2"/>
          <table:table-cell table:style-name="ce283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4" office:value-type="string" calcext:value-type="string">
            <text:p>Adem Özen Kira Ödemesi 5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MarRyl Aidat 5/12</text:p>
          </table:table-cell>
          <table:table-cell table:style-name="ce244" table:number-columns-repeated="2"/>
          <table:table-cell office:value-type="float" office:value="-496.5" calcext:value-type="float">
            <text:p>-496,50</text:p>
          </table:table-cell>
          <table:table-cell table:style-name="ce283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Mtv 2/3</text:p>
          </table:table-cell>
          <table:table-cell table:style-name="ce2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5" office:value-type="string" calcext:value-type="string">
            <text:p>toyota gaz tokat</text:p>
          </table:table-cell>
          <table:table-cell table:style-name="ce24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tosya</text:p>
          </table:table-cell>
          <table:table-cell table:style-name="ce24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benzin bolu</text:p>
          </table:table-cell>
          <table:table-cell table:style-name="ce24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bolu yemek hanzade</text:p>
          </table:table-cell>
          <table:table-cell table:style-name="ce24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bolu</text:p>
          </table:table-cell>
          <table:table-cell table:style-name="ce24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toyota gaz istanbul</text:p>
          </table:table-cell>
          <table:table-cell table:style-name="ce24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ikea <text:s/></text:p>
          </table:table-cell>
          <table:table-cell table:style-name="ce24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yemek</text:p>
          </table:table-cell>
          <table:table-cell table:style-name="ce24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ikea masa 1/6</text:p>
          </table:table-cell>
          <table:table-cell table:style-name="ce25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koçtaş dolap ½</text:p>
          </table:table-cell>
          <table:table-cell table:style-name="ce25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buji</text:p>
          </table:table-cell>
          <table:table-cell table:style-name="ce25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rotil</text:p>
          </table:table-cell>
          <table:table-cell table:style-name="ce25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hummel ayakkabı 4 adet</text:p>
          </table:table-cell>
          <table:table-cell table:style-name="ce25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tavuk dünyası</text:p>
          </table:table-cell>
          <table:table-cell table:style-name="ce25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istanbul</text:p>
          </table:table-cell>
          <table:table-cell table:style-name="ce25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koçtaş pervane 1/6</text:p>
          </table:table-cell>
          <table:table-cell table:style-name="ce25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bolu yemek</text:p>
          </table:table-cell>
          <table:table-cell table:style-name="ce25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bolu</text:p>
          </table:table-cell>
          <table:table-cell table:style-name="ce25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pirinç</text:p>
          </table:table-cell>
          <table:table-cell table:style-name="ce25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osmancık yolcu leblebi pirinç</text:p>
          </table:table-cell>
          <table:table-cell table:style-name="ce25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benzin turhal</text:p>
          </table:table-cell>
          <table:table-cell table:style-name="ce25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şenyurt</text:p>
          </table:table-cell>
          <table:table-cell table:style-name="ce25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6" office:value-type="string" calcext:value-type="string">
            <text:p>toyota şanz yağı 3 lt</text:p>
          </table:table-cell>
          <table:table-cell table:style-name="ce25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6" office:value-type="string" calcext:value-type="string">
            <text:p>alçıpan</text:p>
          </table:table-cell>
          <table:table-cell table:style-name="ce25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6" office:value-type="string" calcext:value-type="string">
            <text:p>4876 KK 9324,32</text:p>
          </table:table-cell>
          <table:table-cell table:style-name="ce256"/>
          <table:table-cell/>
          <table:table-cell table:style-name="ce283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0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800004222959 /TOKATAMASY/FATURA</text:p>
          </table:table-cell>
          <table:table-cell table:style-name="ce245" table:number-columns-repeated="2"/>
          <table:table-cell table:style-name="ce283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3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5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3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4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4" office:value-type="string" calcext:value-type="string">
            <text:p>pervin dil kursu havale</text:p>
          </table:table-cell>
          <table:table-cell table:style-name="ce244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pervinden gelen</text:p>
          </table:table-cell>
          <table:table-cell table:style-name="ce245"/>
          <table:table-cell/>
          <table:table-cell table:style-name="ce255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Adem Özen Kira Ödemesi 6/12</text:p>
          </table:table-cell>
          <table:table-cell table:style-name="ce2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MarRyl Aidat 6/12</text:p>
          </table:table-cell>
          <table:table-cell table:style-name="ce2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5" office:value-type="string" calcext:value-type="string">
            <text:p>Mtv 3/3</text:p>
          </table:table-cell>
          <table:table-cell table:style-name="ce24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koçtaş dolap 2/2</text:p>
          </table:table-cell>
          <table:table-cell table:style-name="ce25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ikea masa 2/6</text:p>
          </table:table-cell>
          <table:table-cell table:style-name="ce25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6" office:value-type="string" calcext:value-type="string">
            <text:p>koçtaş pervane 2/6</text:p>
          </table:table-cell>
          <table:table-cell table:style-name="ce25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5" office:value-type="string" calcext:value-type="string">
            <text:p>audi benzin sivas havaalanı</text:p>
          </table:table-cell>
          <table:table-cell table:style-name="ce24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5" office:value-type="string" calcext:value-type="string">
            <text:p>vodafon</text:p>
          </table:table-cell>
          <table:table-cell table:style-name="ce24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6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4 /TOKATAMASY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9 /TOKATAMASY/FATURA</text:p>
          </table:table-cell>
          <table:table-cell table:style-name="ce24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number-columns-repeated="3" table:default-cell-style-name="Default"/>
        <table:table-column table:style-name="co15" table:default-cell-style-name="ce182"/>
        <table:table-column table:style-name="co15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number-columns-repeated="2"/>
          <table:table-cell table:style-name="ce19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Adem Özen Kira Ödemesi 7/1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MarRyl Aidat 7/12</text:p>
          </table:table-cell>
          <table:table-cell table:style-name="ce244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320"/>
          <table:table-cell table:number-columns-repeated="2"/>
          <table:table-cell table:style-name="ce19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0"/>
          <table:table-cell table:style-name="ce263" office:value-type="float" office:value="680" calcext:value-type="float">
            <text:p>680,00</text:p>
          </table:table-cell>
          <table:table-cell/>
          <table:table-cell table:style-name="ce19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3" office:value-type="float" office:value="1400" calcext:value-type="float">
            <text:p>1.400,00</text:p>
          </table:table-cell>
          <table:table-cell/>
          <table:table-cell table:style-name="ce19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3" office:value-type="float" office:value="295" calcext:value-type="float">
            <text:p>295,00</text:p>
          </table:table-cell>
          <table:table-cell/>
          <table:table-cell table:style-name="ce19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 Teminat 1200 – 3/6</text:p>
          </table:table-cell>
          <table:table-cell/>
          <table:table-cell table:style-name="ce320" office:value-type="float" office:value="200" calcext:value-type="float">
            <text:p>200</text:p>
          </table:table-cell>
          <table:table-cell table:style-name="ce263"/>
          <table:table-cell table:style-name="ce326" office:value-type="float" office:value="100" calcext:value-type="float">
            <text:p>100,00</text:p>
          </table:table-cell>
          <table:table-cell/>
          <table:table-cell table:style-name="ce19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3" office:value-type="float" office:value="1680" calcext:value-type="float">
            <text:p>1.680,00</text:p>
          </table:table-cell>
          <table:table-cell/>
          <table:table-cell table:style-name="ce19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0"/>
          <table:table-cell table:style-name="ce193" office:value-type="float" office:value="1080" calcext:value-type="float">
            <text:p>1.080,00</text:p>
          </table:table-cell>
          <table:table-cell/>
          <table:table-cell table:style-name="ce19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 Elektrik Teminat 1200 – 4/6</text:p>
          </table:table-cell>
          <table:table-cell table:style-name="ce245"/>
          <table:table-cell table:style-name="ce245" office:value-type="float" office:value="200" calcext:value-type="float">
            <text:p>200</text:p>
          </table:table-cell>
          <table:table-cell table:style-name="ce263"/>
          <table:table-cell table:style-name="ce193" office:value-type="float" office:value="200" calcext:value-type="float">
            <text:p>200,00</text:p>
          </table:table-cell>
          <table:table-cell/>
          <table:table-cell table:style-name="ce19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Hacı Elektrik</text:p>
          </table:table-cell>
          <table:table-cell table:style-name="ce245"/>
          <table:table-cell table:style-name="ce245" office:value-type="float" office:value="217.89" calcext:value-type="float">
            <text:p>217,89</text:p>
          </table:table-cell>
          <table:table-cell table:style-name="ce263"/>
          <table:table-cell table:style-name="ce193" office:value-type="float" office:value="217.89" calcext:value-type="float">
            <text:p>217,89</text:p>
          </table:table-cell>
          <table:table-cell/>
          <table:table-cell table:style-name="ce19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3"/>
          <table:table-cell office:value-type="float" office:value="-4516" calcext:value-type="float">
            <text:p>-4.516,00</text:p>
          </table:table-cell>
          <table:table-cell table:style-name="ce19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3/6</text:p>
          </table:table-cell>
          <table:table-cell table:style-name="ce256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3"/>
          <table:table-cell/>
          <table:table-cell table:style-name="ce19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3/6</text:p>
          </table:table-cell>
          <table:table-cell table:style-name="ce256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3"/>
          <table:table-cell/>
          <table:table-cell table:style-name="ce19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3"/>
          <table:table-cell/>
          <table:table-cell table:style-name="ce19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5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3"/>
          <table:table-cell/>
          <table:table-cell table:style-name="ce19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5" office:value-type="string" calcext:value-type="string">
            <text:p>mersin rav4 gaz</text:p>
          </table:table-cell>
          <table:table-cell table:style-name="ce245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3"/>
          <table:table-cell/>
          <table:table-cell table:style-name="ce19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6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3"/>
          <table:table-cell/>
          <table:table-cell table:style-name="ce19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6" table:number-columns-repeated="2"/>
          <table:table-cell table:style-name="ce263"/>
          <table:table-cell table:style-name="ce328" office:value-type="float" office:value="1150" calcext:value-type="float">
            <text:p>1.150,00</text:p>
          </table:table-cell>
          <table:table-cell/>
          <table:table-cell table:style-name="ce19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lc kot – elçilik vatandaşlık</text:p>
          </table:table-cell>
          <table:table-cell table:style-name="ce245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3"/>
          <table:table-cell/>
          <table:table-cell table:style-name="ce19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hd isk</text:p>
          </table:table-cell>
          <table:table-cell table:style-name="ce245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3"/>
          <table:table-cell/>
          <table:table-cell table:style-name="ce19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oçtaş 60*60 led</text:p>
          </table:table-cell>
          <table:table-cell table:style-name="ce245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3"/>
          <table:table-cell/>
          <table:table-cell table:style-name="ce19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3"/>
          <table:table-cell/>
          <table:table-cell table:style-name="ce19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3"/>
          <table:table-cell/>
          <table:table-cell table:style-name="ce19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5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3"/>
          <table:table-cell/>
          <table:table-cell table:style-name="ce19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5" office:value-type="string" calcext:value-type="string">
            <text:p>snyB alçıpan</text:p>
          </table:table-cell>
          <table:table-cell table:style-name="ce245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3"/>
          <table:table-cell/>
          <table:table-cell table:style-name="ce19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5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3"/>
          <table:table-cell/>
          <table:table-cell table:style-name="ce19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3"/>
          <table:table-cell/>
          <table:table-cell table:style-name="ce19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1/3</text:p>
          </table:table-cell>
          <table:table-cell table:style-name="ce256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3"/>
          <table:table-cell/>
          <table:table-cell table:style-name="ce19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4876 KK <text:s text:c="22"/>7945,34</text:p>
          </table:table-cell>
          <table:table-cell table:style-name="ce256" table:number-columns-repeated="2"/>
          <table:table-cell table:style-name="ce283"/>
          <table:table-cell table:style-name="ce193"/>
          <table:table-cell office:value-type="float" office:value="-7945.34" calcext:value-type="float">
            <text:p>-7.945,34</text:p>
          </table:table-cell>
          <table:table-cell table:style-name="ce19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style-name="ce193"/>
          <table:table-cell/>
          <table:table-cell table:style-name="ce19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pervine iş ten havale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273" office:value-type="float" office:value="-1000" calcext:value-type="float">
            <text:p>-1.000,00</text:p>
          </table:table-cell>
          <table:table-cell table:style-name="ce19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4 doğalgaz</text:p>
          </table:table-cell>
          <table:table-cell table:style-name="ce245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table:style-name="ce193"/>
          <table:table-cell office:value-type="float" office:value="-1012.5" calcext:value-type="float">
            <text:p>-1.012,50</text:p>
          </table:table-cell>
          <table:table-cell table:style-name="ce19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9 doğalgaz</text:p>
          </table:table-cell>
          <table:table-cell table:style-name="ce245"/>
          <table:table-cell table:style-name="ce263" office:value-type="float" office:value="-50" calcext:value-type="float">
            <text:p>-50,00</text:p>
          </table:table-cell>
          <table:table-cell table:style-name="ce283"/>
          <table:table-cell table:style-name="ce193"/>
          <table:table-cell office:value-type="float" office:value="-96.5" calcext:value-type="float">
            <text:p>-96,50</text:p>
          </table:table-cell>
          <table:table-cell table:style-name="ce19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758480300 elektrik bahçe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123" calcext:value-type="float">
            <text:p>-123,00</text:p>
          </table:table-cell>
          <table:table-cell table:style-name="ce19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5" office:value-type="string" calcext:value-type="string">
            <text:p>pervinden havale <text:s/>2/9</text:p>
          </table:table-cell>
          <table:table-cell table:style-name="ce245" table:number-columns-repeated="2"/>
          <table:table-cell table:style-name="ce283"/>
          <table:table-cell table:style-name="ce328" office:value-type="float" office:value="2500" calcext:value-type="float">
            <text:p>2.500,00</text:p>
          </table:table-cell>
          <table:table-cell/>
          <table:table-cell table:style-name="ce19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40" calcext:value-type="float">
            <text:p>-140,00</text:p>
          </table:table-cell>
          <table:table-cell table:style-name="ce19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70" calcext:value-type="float">
            <text:p>-170,00</text:p>
          </table:table-cell>
          <table:table-cell table:style-name="ce19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5" office:value-type="string" calcext:value-type="string">
            <text:p>marmara royal doğalgaz</text:p>
          </table:table-cell>
          <table:table-cell table:style-name="ce245" office:value-type="string" calcext:value-type="string">
            <text:p>bn</text:p>
          </table:table-cell>
          <table:table-cell table:style-name="ce245"/>
          <table:table-cell table:style-name="ce283"/>
          <table:table-cell table:style-name="ce193"/>
          <table:table-cell office:value-type="float" office:value="-114.91" calcext:value-type="float">
            <text:p>-114,91</text:p>
          </table:table-cell>
          <table:table-cell table:style-name="ce19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5" table:number-columns-repeated="2"/>
          <table:table-cell table:style-name="ce283"/>
          <table:table-cell table:style-name="ce193"/>
          <table:table-cell/>
          <table:table-cell table:style-name="ce19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350" calcext:value-type="float">
            <text:p>-350,00</text:p>
          </table:table-cell>
          <table:table-cell table:style-name="ce19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1500" calcext:value-type="float">
            <text:p>-1.500,00</text:p>
          </table:table-cell>
          <table:table-cell table:style-name="ce19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 table:number-columns-repeated="2"/>
          <table:table-cell/>
          <table:table-cell table:style-name="ce19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3" office:value-type="float" office:value="4299.5" calcext:value-type="float">
            <text:p>4.299,50</text:p>
          </table:table-cell>
          <table:table-cell/>
          <table:table-cell table:style-name="ce19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/>
          <table:table-cell table:style-name="ce19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/>
          <table:table-cell table:style-name="ce19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193"/>
          <table:table-cell/>
          <table:table-cell table:style-name="ce19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82" office:value-type="float" office:value="3300" calcext:value-type="float">
            <text:p>3.300,00</text:p>
          </table:table-cell>
          <table:table-cell/>
          <table:table-cell table:style-name="ce19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3"/>
          <table:table-cell/>
          <table:table-cell table:style-name="ce193" office:value-type="float" office:value="500" calcext:value-type="float">
            <text:p>500,00</text:p>
          </table:table-cell>
          <table:table-cell/>
          <table:table-cell table:style-name="ce19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Motorcu cihan rav4 yağ-filtre-amortsr işçilik için ödenen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193" office:value-type="float" office:value="-500" calcext:value-type="float">
            <text:p>-500,00</text:p>
          </table:table-cell>
          <table:table-cell table:style-name="ce19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3"/>
          <table:table-cell table:number-columns-repeated="2"/>
          <table:table-cell table:style-name="ce19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number-columns-repeated="7"/>
          <table:table-cell table:style-name="ce193"/>
        </table:table-row>
        <table:table-row table:style-name="ro3">
          <table:table-cell table:style-name="ce400"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5"/>
        <table:table-column table:style-name="co67" table:default-cell-style-name="ce163"/>
        <table:table-column table:style-name="co30" table:default-cell-style-name="ce173"/>
        <table:table-column table:style-name="co68" table:default-cell-style-name="ce189"/>
        <table:table-column table:style-name="co68" table:default-cell-style-name="ce163"/>
        <table:table-column table:style-name="co3" table:default-cell-style-name="ce173"/>
        <table:table-column table:style-name="co41" table:default-cell-style-name="ce194"/>
        <table:table-column table:style-name="co8" table:default-cell-style-name="ce201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3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office:value-type="float" office:value="9.85782" calcext:value-type="float">
            <text:p>9,86</text:p>
          </table:table-cell>
          <table:table-cell table:style-name="ce22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office:value-type="float" office:value="10.56195" calcext:value-type="float">
            <text:p>10,56</text:p>
          </table:table-cell>
          <table:table-cell table:style-name="ce226" office:value-type="float" office:value="34.43805" calcext:value-type="float">
            <text:p>34,44</text:p>
          </table:table-cell>
          <table:table-cell/>
          <table:table-cell table:style-name="ce23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78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78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4"/>
          <table:table-cell table:style-name="ce222" office:value-type="float" office:value="351" calcext:value-type="float">
            <text:p>351</text:p>
          </table:table-cell>
          <table:table-cell table:style-name="ce227" office:value-type="float" office:value="82.38321" calcext:value-type="float">
            <text:p>82,38</text:p>
          </table:table-cell>
          <table:table-cell table:style-name="ce227" office:value-type="float" office:value="268.61679" calcext:value-type="float">
            <text:p>268,62</text:p>
          </table:table-cell>
          <table:table-cell table:style-name="ce227" office:value-type="float" office:value="86.05" calcext:value-type="float">
            <text:p>86,05</text:p>
          </table:table-cell>
          <table:table-cell table:style-name="ce227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" number:language="tr" number:country="TR">
      <number:month number:textual="true"/>
      <number:text>.</number:text>
      <number:year/>
    </number:date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time-style style:name="N1013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1P0"/>
    </number:currency-style>
    <number:currency-style style:name="N1013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date-style style:name="N10128" number:language="tr" number:country="TR">
      <number:day/>
      <number:text>. </number:text>
      <number:month number:textual="true"/>
    </number:date-style>
    <number:number-style style:name="N1012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2" number:language="tr" number:country="TR">
      <number:day/>
      <number:text>.</number:text>
      <number:month number:textual="true"/>
    </number:date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time-style style:name="N10148" number:language="tr" number:country="TR">
      <number:hours/>
      <number:text>:</number:text>
      <number:minutes number:style="long"/>
      <number:text> </number:text>
      <number:am-pm/>
    </number:time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6H28M37S</meta:editing-duration>
    <meta:editing-cycles>203</meta:editing-cycles>
    <meta:generator>LibreOffice/7.3.7.2$Linux_X86_64 LibreOffice_project/30$Build-2</meta:generator>
    <dc:date>2023-03-27T10:34:43.309952631</dc:date>
    <meta:document-statistic meta:table-count="28" meta:cell-count="4585" meta:object-count="0"/>
  </office:meta>
</office:document-meta>
</file>